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Liberation Sans" svg:font-family="'Liberation Sans'" style:font-family-generic="swiss" style:font-pitch="variable"/>
    <style:font-face style:name="Code2000" svg:font-family="Code2000"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text-properties officeooo:paragraph-rsid="001ddeea"/>
    </style:style>
    <style:style style:name="P2" style:family="paragraph" style:parent-style-name="Text_20_body">
      <style:text-properties officeooo:paragraph-rsid="001ddeea"/>
    </style:style>
    <style:style style:name="P3" style:family="paragraph" style:parent-style-name="Text_20_body" style:list-style-name="L1">
      <style:text-properties officeooo:paragraph-rsid="001ddeea"/>
    </style:style>
    <style:style style:name="P4" style:family="paragraph" style:parent-style-name="Text_20_body">
      <style:text-properties officeooo:paragraph-rsid="0020b4fb"/>
    </style:style>
    <style:style style:name="P5" style:family="paragraph" style:parent-style-name="Text_20_body">
      <style:text-properties officeooo:paragraph-rsid="0020bb62"/>
    </style:style>
    <style:style style:name="P6" style:family="paragraph" style:parent-style-name="Text_20_body">
      <style:text-properties officeooo:paragraph-rsid="0020fde0"/>
    </style:style>
    <style:style style:name="P7" style:family="paragraph" style:parent-style-name="Text_20_body">
      <style:text-properties officeooo:paragraph-rsid="0022e98f"/>
    </style:style>
    <style:style style:name="P8" style:family="paragraph" style:parent-style-name="Text_20_body">
      <style:text-properties officeooo:paragraph-rsid="0024e0f3"/>
    </style:style>
    <style:style style:name="P9" style:family="paragraph" style:parent-style-name="Text_20_body">
      <style:text-properties officeooo:paragraph-rsid="00259fd1"/>
    </style:style>
    <style:style style:name="P10" style:family="paragraph" style:parent-style-name="Text_20_body">
      <style:text-properties officeooo:paragraph-rsid="0025af3c"/>
    </style:style>
    <style:style style:name="P11" style:family="paragraph" style:parent-style-name="Heading_20_2">
      <style:text-properties officeooo:paragraph-rsid="001ddeea"/>
    </style:style>
    <style:style style:name="P12" style:family="paragraph" style:parent-style-name="Heading_20_2">
      <style:text-properties officeooo:paragraph-rsid="0020b4fb"/>
    </style:style>
    <style:style style:name="P13" style:family="paragraph" style:parent-style-name="Heading_20_2">
      <style:text-properties officeooo:paragraph-rsid="0020fde0"/>
    </style:style>
    <style:style style:name="P14" style:family="paragraph" style:parent-style-name="Heading_20_2">
      <style:text-properties officeooo:paragraph-rsid="00259fd1"/>
    </style:style>
    <style:style style:name="P15" style:family="paragraph" style:parent-style-name="Heading_20_2">
      <style:text-properties officeooo:paragraph-rsid="0025af3c"/>
    </style:style>
    <style:style style:name="T1" style:family="text">
      <style:text-properties officeooo:rsid="001ddeea"/>
    </style:style>
    <style:style style:name="T2" style:family="text">
      <style:text-properties officeooo:rsid="0020b4fb"/>
    </style:style>
    <style:style style:name="T3" style:family="text">
      <style:text-properties officeooo:rsid="0020bb62"/>
    </style:style>
    <style:style style:name="T4" style:family="text">
      <style:text-properties fo:font-weight="bold" officeooo:rsid="001ddeea" style:font-weight-asian="bold" style:font-weight-complex="bold"/>
    </style:style>
    <style:style style:name="T5" style:family="text">
      <style:text-properties officeooo:rsid="0020fde0"/>
    </style:style>
    <style:style style:name="T6" style:family="text">
      <style:text-properties officeooo:rsid="0022e98f"/>
    </style:style>
    <style:style style:name="T7" style:family="text">
      <style:text-properties officeooo:rsid="00237524"/>
    </style:style>
    <style:style style:name="T8" style:family="text">
      <style:text-properties officeooo:rsid="0024598d"/>
    </style:style>
    <style:style style:name="T9" style:family="text">
      <style:text-properties officeooo:rsid="0024e0f3"/>
    </style:style>
    <style:style style:name="T10" style:family="text">
      <style:text-properties officeooo:rsid="00259fd1"/>
    </style:style>
    <style:style style:name="T11" style:family="text">
      <style:text-properties officeooo:rsid="0025af3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Koordinace v dánštině</text:span></text:h>
      <text:h text:style-name="P11" text:outline-level="2"><text:span text:style-name="T1">Dva členy a spojka</text:span></text:h>
      <text:p text:style-name="P2"><text:span text:style-name="T1">Jednoduchá koordinace o dvou členech a spojce vypadá jako řetízek:</text:span></text:p>
      <text:p text:style-name="P2"><text:span text:style-name="T1">John og Mary</text:span></text:p>
      <text:p text:style-name="P2"><text:span text:style-name="T1">Spojka visí na prvním členu jako „coord“.</text:span></text:p>
      <text:p text:style-name="P2"><text:span text:style-name="T1">Druhý člen visí na spojce jako „conj“.</text:span></text:p>
      <text:h text:style-name="P11" text:outline-level="2"><text:span text:style-name="T1">Obecně o vícečetných koordinacích: </text:span><text:span text:style-name="T6">Stanford?</text:span></text:h>
      <text:p text:style-name="P2"><text:span text:style-name="T1">Nepodařilo se mi jednoznačně klasifikovat styl. Zdá se, že základní šablonou je </text:span><text:span text:style-name="T4">Stanford</text:span><text:span text:style-name="T1"> (čili všechny členy kromě prvního visí na prvním členu), ale s četnými odchylkami od jiných korpusů.</text:span></text:p>
      <text:p text:style-name="P2"><text:span text:style-name="T1">Pokud je přítomna spojka, pak na řídícím členu koordinace visí ona a následující člen visí na ní. To platí i u koordinací, které obsahují více než jednu spojku.</text:span></text:p>
      <text:p text:style-name="P2"><text:span text:style-name="T1">Spojka sama obvykle (?) visí na prvním členu. Viděl jsem ale i koordinace o třech členech a dvou spojkách, kde druhá spojka visela na druhém členu. Mohli bychom předpokládat, že to anotátor myslel jako vnořenou koordinaci, ale:</text:span></text:p>
      <text:list xml:id="list320566347" text:style-name="L1">
        <text:list-item>
          <text:p text:style-name="P3"><text:span text:style-name="T1">v daném případě mi nebylo jasné, jak by vnořená koordinace posunula význam (obě spojky byly stejné)</text:span></text:p>
        </text:list-item>
        <text:list-item>
          <text:p text:style-name="P3"><text:span text:style-name="T1">vzhledem k tomu, že neumíme jasně popsat anotační pravidla pro koordinace, nelze říct, zda to byla vnořená koordinace, nebo jen chyba anotátora</text:span></text:p>
        </text:list-item>
        <text:list-item>
          <text:p text:style-name="P3"><text:span text:style-name="T1">není ani jisté, že v použitém anotačním stylu lze všechny konfigurace vnořených koordinací zaznamenat.</text:span></text:p>
        </text:list-item>
      </text:list>
      <text:p text:style-name="P2"><text:span text:style-name="T1">Proto budu prozatím předpokládat, že tento korpus vnořené koordinace nezná. Vše jsou jednoúrovňové vícečetné koordinace a případné závorkování není v anotaci zachyceno.</text:span></text:p>
      <text:p text:style-name="P2"><text:span text:style-name="T1">Čárky mezi členy koordinace obvykle také visí na prvním členu koordinace. Totéž zřejmě platí i o případných jiných druzích koordinační interpunkce, např. o pomlčkách.</text:span></text:p>
      <text:p text:style-name="P4"><text:span text:style-name="T2">Příklad: train/001.treex.gz, věta 127:</text:span></text:p>
      <text:p text:style-name="P4"><text:span text:style-name="T2">Barer , restauranter , biografer , teatre , travlt forretningsliv – og så selvfølgelig letlevende piger</text:span></text:p>
      <text:p text:style-name="P8"><text:span text:style-name="T9">Ještě kanoničtější příklad (bez pomlček a bez nutnosti překladu): train/001.treex.gz, věta 226:</text:span></text:p>
      <text:p text:style-name="P8"><text:span text:style-name="T9">K</text:span><text:span text:style-name="T2">ø</text:span><text:span text:style-name="T9">benhavn , Odense , Århus , Randers og Holstebro</text:span></text:p>
      <text:h text:style-name="P13" text:outline-level="2"><text:span text:style-name="T5">Mel'čukovská koordinace o třech členech</text:span></text:h>
      <text:p text:style-name="P6"><text:span text:style-name="T5">Příklad: train/001.treex.gz, věta 163:</text:span></text:p>
      <text:p text:style-name="P6"><text:span text:style-name="T5">kommode er/ROOT/VA ikke restaureret , den er/conj/VA i n</text:span><text:span text:style-name="T2">ø</text:span><text:span text:style-name="T5">ddetræ , og/coord/CC st</text:span><text:span text:style-name="T2">å</text:span><text:span text:style-name="T5">r/conj/VA</text:span></text:p>
      <text:p text:style-name="P7"><text:span text:style-name="T5">Tady visí druhé „er“ na prvním, spojka „og“ na druhém „er“ a sloveso „st</text:span><text:span text:style-name="T2">å</text:span><text:span text:style-name="T5">r“ na spojce. </text:span><text:span text:style-name="T7">Čili řetízek.</text:span><text:span text:style-name="T5"> </text:span><text:span text:style-name="T6">Kdyby byl dodržen stanfordský přístup, spojka by visela na prvním „er“. Jiná možnost je to chápat jako vnořenou koordinaci druhého „er“ a </text:span><text:span text:style-name="T5">„st</text:span><text:span text:style-name="T2">å</text:span><text:span text:style-name="T5">r“, </text:span><text:span text:style-name="T6">to celé pak tvoří druhý člen koordinace s prvním „er“. V tom případě by šlo o dvě dvoučlenné koordinace a stanfordský přístup by u žádné z nich nebyl porušen. </text:span><text:span text:style-name="T8">Jenže nechápu, jaký by tady měla vnořená koordinace smysl. Podle mě by nezachytila jiný význam věty než obyčejná koordinace o třech členech.</text:span></text:p>
      <text:h text:style-name="P12" text:outline-level="2"><text:soft-page-break/><text:span text:style-name="T2">Spojka může mít několik dětí</text:span></text:h>
      <text:p text:style-name="P4"><text:span text:style-name="T2">Ve výše zmíněné větě train/001/127 visí na spojce 4 uzly (3, pokud pomineme pomlčku za koordinací): <text:s/>„så“, „selvfølgelig“ a „piger“. Podle mne je to chyba a ty první dva uzly mají viset v řetízku na „letlevende“, ale možná to nemá být chyba, dánská anotační pravidla jsou samé překvapení.</text:span></text:p>
      <text:p text:style-name="P4"><text:span text:style-name="T2">Každopádně je potřeba s tím počítat a nějak to vyřešit. Spojka může mít několik dětí i v důsledku elipsy (viz níže), ale elpisa se dá dobře rozpoznat. V ostatních případech bychom měli být schopni identifikovat dítě spojky, které má značku „conj“, a ostatní děti pověsit na ni. Zatím jsem se nesetkal s případem, že by spojka měla více než jedno dítě se značkou „conj“.</text:span></text:p>
      <text:h text:style-name="P12" text:outline-level="2"><text:span text:style-name="T2">Elipsy</text:span></text:h>
      <text:p text:style-name="P4"><text:span text:style-name="T2">Jestliže byl druhý člen koordinace vypuštěn a ve větě zbyly uzly na něm závislé, pak tyto uzly visí na spojce a nemají značku „conj“! Místo toho mají značku, kterou by měly, kdyby jejich rodič vypuštěn nebyl a visely by na něm, avšak tato značka je obalena ostrými závorkami, např. „&lt;dobj&gt;“. Na jedné spojce v tomto případě může viset několik uzlů.</text:span></text:p>
      <text:p text:style-name="P4"><text:span text:style-name="T2">Příklad: train/001.treex.gz, věta 149:</text:span></text:p>
      <text:p text:style-name="P4"><text:span text:style-name="T2">Koteletterne/subj koster/ROOT 78/dobj kr. og/coord lammefrikadellerne/&lt;subj&gt; 70/&lt;dobj&gt; kr.</text:span></text:p>
      <text:p text:style-name="P5"><text:span text:style-name="T3">V pražském stylu by to bylo anotováno tak, že všichni sirotkové po chybějícím členu by se stali členy koordinace se značkou ExD_Co.</text:span></text:p>
      <text:h text:style-name="P14" text:outline-level="2"><text:span text:style-name="T10">Věty začínající souřadící spojkou a defektní koordinace</text:span></text:h>
      <text:p text:style-name="P9"><text:span text:style-name="T10">„A Bůh řekl…“</text:span></text:p>
      <text:p text:style-name="P9"><text:span text:style-name="T10">Příklad: train/001.treex.gz, věta 246:</text:span></text:p>
      <text:p text:style-name="P9"><text:span text:style-name="T10">Og/ROOT/CC Unix er/conj/VA ikke afl</text:span><text:span text:style-name="T2">ø</text:span><text:span text:style-name="T10">sning af tidligere systemer , men/coord/CC skal/conj/VA være et supplement .</text:span></text:p>
      <text:p text:style-name="P9"><text:span text:style-name="T10">Dánům visí „er“ na „Og“, „men“ na „er“ a „skal“ na „men“.</text:span></text:p>
      <text:p text:style-name="P9"><text:span text:style-name="T10">Tohle se ještě při normalizaci vezme jako více méně normální koordinace, protože následuje další spojka „men“ („ale“) a další sloveso. Může se ale stát, že počáteční „Og“ bude jedinou spojkou ve větě. Pak budeme mít defektní koordinaci s jediným členem. Druhý člen sice jakoby existuje, ale v jiné (předcházející) větě.</text:span></text:p>
      <text:h text:style-name="P15" text:outline-level="2"><text:span text:style-name="T11">Které uzly se účastní koordinace?</text:span></text:h>
      <text:p text:style-name="P10"><text:span text:style-name="T11">Určitě uzly se značkou „coord“ nebo „conj“. Taky jejich bezprostřední rodič, bez ohledu na značku. Uzly se značkami obalenými skobičkami signalizujícími elipsu, jestliže visí na spojce se značkou „coord“.</text:span></text:p>
      <text:p text:style-name="P10"><text:span text:style-name="T11">Čárky (popř. jiná interpunkce, značka „pnct“), které visí na prvním členu koordinace a nacházejí se mezi dvěma členy koordinace. (Pozor, abychom určili hranice podstromu člena koordinace, musíme se ubezpečit, že na něm nevisí neprojektivně něco, co je až za jinými členy koordinace!) Pokud by čárka mohla současně ukončovat vedlejší větu v podstromu člena, dostane přednost funkce oddělení členů. Neměli bychom ale požrat všechny čárky bez rozmyslu. Mohly by třeba oddělovat vsuvku, která rozvíjí první člen koordinace, ale sama není členem koordinace.</text:span></text:p>
      <text:p text:style-name="P10"><text:span text:style-name="T11">Interpunkce před prvním nebo za posledním členem koordinace nás zajímá pouze v případě, že by nebyl k dispozici žádný jiný uzel jako hlava pražské koordin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Liberation Sans" svg:font-family="'Liberation Sans'" style:font-family-generic="swiss" style:font-pitch="variable"/>
    <style:font-face style:name="Code2000" svg:font-family="Code2000"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Code2000"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Code2000"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3-03-18T16:56:06</meta:creation-date>
    <dc:date>2013-03-18T18:03:36</dc:date>
    <dc:creator>Daniel Zeman</dc:creator>
    <meta:editing-duration>PT52M20S</meta:editing-duration>
    <meta:editing-cycles>9</meta:editing-cycles>
    <meta:generator>LibreOffice/3.6$Linux_x86 LibreOffice_project/e29a214-2bbed72-0621de6-a97528c-8f066d</meta:generator>
    <meta:document-statistic meta:table-count="0" meta:image-count="0" meta:object-count="0" meta:page-count="2" meta:paragraph-count="41" meta:word-count="768" meta:character-count="5334" meta:non-whitespace-character-count="4200"/>
  </office:meta>
</office:document-meta>
</file>